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1">
      <style:paragraph-properties fo:margin-top="0cm" fo:margin-bottom="0cm" loext:contextual-spacing="false"/>
    </style:style>
    <style:style style:name="P2" style:family="paragraph" style:parent-style-name="Heading_20_1">
      <style:paragraph-properties fo:margin-top="0cm" fo:margin-bottom="0cm" loext:contextual-spacing="false"/>
      <style:text-properties officeooo:paragraph-rsid="000ea90d"/>
    </style:style>
    <style:style style:name="P3" style:family="paragraph" style:parent-style-name="Author">
      <style:text-properties fo:font-size="10pt" style:font-size-asian="10pt"/>
    </style:style>
    <style:style style:name="P4" style:family="paragraph" style:parent-style-name="Author">
      <style:text-properties fo:font-size="10pt" officeooo:rsid="000e5dba" officeooo:paragraph-rsid="000e5dba" style:font-size-asian="10pt"/>
    </style:style>
    <style:style style:name="P5" style:family="paragraph" style:parent-style-name="Standard">
      <style:text-properties officeooo:rsid="000ea90d" officeooo:paragraph-rsid="000ea90d"/>
    </style:style>
    <style:style style:name="P6" style:family="paragraph" style:parent-style-name="Standard">
      <style:text-properties officeooo:rsid="000efffb" officeooo:paragraph-rsid="000efffb"/>
    </style:style>
    <style:style style:name="P7" style:family="paragraph" style:parent-style-name="Standard">
      <style:text-properties officeooo:rsid="001003ac" officeooo:paragraph-rsid="001003ac"/>
    </style:style>
    <style:style style:name="P8" style:family="paragraph" style:parent-style-name="Heading_20_1">
      <style:text-properties officeooo:rsid="000efffb"/>
    </style:style>
    <style:style style:name="P9" style:family="paragraph" style:parent-style-name="Standard">
      <style:text-properties officeooo:rsid="000ea90d" officeooo:paragraph-rsid="000ea90d"/>
    </style:style>
    <style:style style:name="P10" style:family="paragraph" style:parent-style-name="Standard">
      <style:text-properties officeooo:rsid="001bacf2" officeooo:paragraph-rsid="001bacf2"/>
    </style:style>
    <style:style style:name="P11" style:family="paragraph" style:parent-style-name="Standard">
      <style:text-properties officeooo:rsid="001bacf2" officeooo:paragraph-rsid="001ca32c"/>
    </style:style>
    <style:style style:name="P12" style:family="paragraph" style:parent-style-name="Standard">
      <style:text-properties officeooo:rsid="001ca32c" officeooo:paragraph-rsid="001ca32c"/>
    </style:style>
    <style:style style:name="P13" style:family="paragraph" style:parent-style-name="Title" style:master-page-name="Standard">
      <style:paragraph-properties fo:margin-top="0cm" fo:margin-bottom="0.318cm" loext:contextual-spacing="false" style:page-number="auto"/>
      <style:text-properties officeooo:rsid="000e5dba" officeooo:paragraph-rsid="000e5dba"/>
    </style:style>
    <style:style style:name="T1" style:family="text">
      <style:text-properties officeooo:rsid="000ea90d"/>
    </style:style>
    <style:style style:name="T2" style:family="text">
      <style:text-properties officeooo:rsid="000efffb"/>
    </style:style>
    <style:style style:name="T3" style:family="text">
      <style:text-properties officeooo:rsid="00117149"/>
    </style:style>
    <style:style style:name="T4" style:family="text">
      <style:text-properties officeooo:rsid="0015318c"/>
    </style:style>
    <style:style style:name="T5" style:family="text">
      <style:text-properties officeooo:rsid="0015ce65"/>
    </style:style>
    <style:style style:name="T6" style:family="text">
      <style:text-properties officeooo:rsid="001761e9"/>
    </style:style>
    <style:style style:name="T7" style:family="text">
      <style:text-properties officeooo:rsid="0018e075"/>
    </style:style>
    <style:style style:name="T8" style:family="text">
      <style:text-properties officeooo:rsid="0019c596"/>
    </style:style>
    <style:style style:name="T9" style:family="text">
      <style:text-properties officeooo:rsid="001ca32c"/>
    </style:style>
    <style:style style:name="T10" style:family="text">
      <style:text-properties officeooo:rsid="001cd8fb"/>
    </style:style>
    <style:style style:name="Sect1" style:family="section">
      <style:section-properties style:editable="false">
        <style:columns fo:column-count="2" fo:column-gap="0.762cm">
          <style:column style:rel-width="32767*" fo:start-indent="0cm" fo:end-indent="0.381cm"/>
          <style:column style:rel-width="32768*" fo:start-indent="0.381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Leg-It</text:h>
      <text:p text:style-name="P4">Povilas Plukas, Tariq Essa, Scott Duncan, Illya Petrovskyy</text:p>
      <text:p text:style-name="P4">Inglo<text:span text:style-name="T1">u</text:span>rious Basterds</text:p>
      <text:p text:style-name="P3"/>
      <text:section text:style-name="Sect1" text:name="TextSection">
        <text:h text:style-name="P1" text:outline-level="1"><text:span text:style-name="T3">#</text:span>ABSTRACT</text:h>
        <text:p text:style-name="Standard"><text:tab/><text:span text:style-name="T10">Leg-it is a project set to enable the user to upload previously planned routes into a website that where either made by other users or a generic one taken from other exercise websites. It then displays the relevant information from the route in three distinct ways, a graph, a map and a table. The table displays the name, the time it took to walk the route, the distance, the average speed, the total ascent and descent, the average heart rate and the average cadence. The map displays the route as a series of points connected by lines display on a movable and salable map. The graph displays elevation in an understandable way.</text:span></text:p>
        <text:h text:style-name="Heading_20_1" text:outline-level="1">INTRODUCTION</text:h>
        <text:p text:style-name="P5"><text:span text:style-name="T5"><text:tab/>The</text:span> project provides tools for finding and planning walking/running routes. <text:span text:style-name="T4">Users will be given a map in which to plan and see routes to travel on, as well as the option of per-determined paths. </text:span>Once the route is <text:span text:style-name="T6">uploaded, </text:span>planned <text:span text:style-name="T4">or picked</text:span>, the web app calculates useful metadata like length and <text:span text:style-name="T6">the </text:span>elevation difference of th<text:span text:style-name="T4">e journey.</text:span> The design of the app is supposed to be simplistic and eas<text:span text:style-name="T7">ily </text:span>pick<text:span text:style-name="T7">ed</text:span> up by <text:span text:style-name="T4">the</text:span> average user. </text:p>
        <text:p text:style-name="P10">General approach to evaluation was chosen to be a walkthrough. User was proposed to achieve the goal (such as uploading the file/navigating around the map etc.) and most of the participants managed to complete the task without any problems or complaints.</text:p>
        <text:h text:style-name="P2" text:outline-level="1">Project Concept</text:h>
        <text:p text:style-name="P6"><text:span text:style-name="T5"><text:tab/>Website</text:span> is designed to make use of GPX files, processing them and extracting information related to users’ routes and details of those, <text:span text:style-name="T8">as</text:span> mentioned below. The app is intended for <text:s/>anyone who enjoys traveling by foot or jogging.</text:p>
        <text:p text:style-name="P5">“Leg-It” enables the use of a number of useful features, which include:</text:p>
        <text:p text:style-name="P5">- Route planning</text:p>
        <text:p text:style-name="P5">- Measuring distance</text:p>
        <text:p text:style-name="P5">- <text:span text:style-name="T2">Measure height difference along the route</text:span></text:p>
        <text:p text:style-name="P6">- Display <text:span text:style-name="T5">estimated </text:span>heart rate</text:p>
        <text:p text:style-name="P6">- Display cadence</text:p>
        <text:h text:style-name="Heading_20_2" text:outline-level="2"><text:span text:style-name="T3">#</text:span>Implementation</text:h>
        <text:p text:style-name="Standard">Provide a technical overview of how the system is implemented. <text:s/>You may find it helpful to include diagrams providing an overview of the architecture. </text:p>
        <text:h text:style-name="Heading_20_2" text:outline-level="2">Peer Assessment</text:h>
        <text:p text:style-name="P7"><text:tab/>According to the feedback from peer assessment<text:span text:style-name="T5">s</text:span> <text:span text:style-name="T5">the</text:span> project’s concept was concise and clear. The only <text:span text:style-name="T5">issue presented to us</text:span> was that user/login <text:span text:style-name="T5">functionality </text:span>is unnecessary <text:span text:style-name="T5">and overly complicated </text:span>for such a system. <text:span text:style-name="T5">T</text:span>his advice was taken seriously and <text:span text:style-name="T5">after a team discussion </text:span>the feature was removed from planning and <text:span text:style-name="T5">the </text:span>final implementation of application.</text:p>
        <text:h text:style-name="Heading_20_1" text:outline-level="1">Evaluation</text:h>
        <text:p text:style-name="P10"><text:tab/>As already mentioned, the participants were offered to walk through the website. They were asked to do a set list of tasks, these included: Uploading a gpx file; navigating the website; tracking the route. Upon completion of these tasks the participants were given a form with the ethics agreement and some questions that were relevant to the website and it’s design. </text:p>
        <text:h text:style-name="Heading_20_2" text:outline-level="2">Results</text:h>
        <text:p text:style-name="P10">The results of our evaluation summary were as follow:</text:p>
        <text:p text:style-name="P10">Was the website easy to look at?</text:p>
        <text:p text:style-name="P10">80% yes, 20% no.</text:p>
        <text:p text:style-name="P10">The website layout makes sense.</text:p>
        <text:p text:style-name="P10">20% strongly agree, 50% agree, 10% neutral, 20% disagree.</text:p>
        <text:p text:style-name="P10">The website displays relevant info.</text:p>
        <text:p text:style-name="P10">40% strongly agree, 40% agree, 10% neutral, 10% strongly disagree.</text:p>
        <text:p text:style-name="P10">I found it easy to upload <text:span text:style-name="T9">a gpx file.</text:span></text:p>
        <text:p text:style-name="P11">40% strongly agree, 40% agree, 10% neutral, 10% strongly disagree.</text:p>
        <text:p text:style-name="P12">What did you like about the website?</text:p>
        <text:p text:style-name="P12">Common likes were the presentation, colour, logo and the map.</text:p>
        <text:p text:style-name="P12">What did you dislike about the website?</text:p>
        <text:p text:style-name="P12">Common dislikes were left margins empty space, navbar, background colour, blue, graph colour.</text:p>
        <text:p text:style-name="P12">What would you add to the website and why?</text:p>
        <text:p text:style-name="P12">Common new features were background picture, map interaction and layout. </text:p>
        <text:h text:style-name="P8" text:outline-level="1">Discussion</text:h>
        <text:p text:style-name="P12"><text:tab/>Considering our results we can conclude that the work done was acceptable. For future implementations we might consider adding more “liveliness” to the background and even more improved functions in uploading gpx files or rendering graphs since we had a lot of complaints about the graphs in particular. </text:p>
        <text:h text:style-name="Heading_20_1" text:outline-level="1"><text:soft-page-break/>Conclusion</text:h>
        <text:p text:style-name="P12"><text:bookmark text:name="_GoBack"/><text:tab/>To sum up, although the project doesn't work as efficiently or is not breath taking in design. Its is a fully functional one that does n0t crash and has no known bugs. <text:span text:style-name="T10">As we mentioned in the introduction, all our aims that we set to do at the start such as Route planing, Distance measuring, graph rendering and displaying the cadence where all completed with no problems. </text:span></text:p>
        <text:h text:style-name="Heading_20_1"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0pt" fo:language="en" fo:country="US" style:letter-kerning="true" style:font-name-asian="Times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0pt" fo:language="en" fo:country="US" style:letter-kerning="true" style:font-name-asian="Times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text-align="justify"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Standard" style:default-outline-level=""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12cm" fo:margin-bottom="0cm" loext:contextual-spacing="false" fo:keep-together="always" fo:keep-with-next="always"/>
      <style:text-properties fo:text-transform="uppercase" style:font-name="Arial" fo:font-family="Arial" style:font-family-generic="roman" style:font-pitch="variable" fo:font-size="9pt" fo:font-weight="bold" style:letter-kerning="true" style:font-size-asian="9pt" style:font-weight-asian="bold"/>
    </style:style>
    <style:style style:name="Heading_20_2" style:display-name="Heading 2" style:family="paragraph" style:parent-style-name="Heading_20_1" style:next-style-name="Standard" style:default-outline-level="2" style:list-style-name="" style:class="text">
      <style:text-properties fo:font-variant="normal" fo:text-transform="none"/>
    </style:style>
    <style:style style:name="Heading_20_3" style:display-name="Heading 3" style:family="paragraph" style:parent-style-name="Heading_20_2" style:next-style-name="Standard" style:default-outline-level="3" style:list-style-name="" style:class="text">
      <style:text-properties fo:font-style="italic" fo:font-weight="normal" style:font-style-asian="italic" style:font-weight-asian="normal"/>
    </style:style>
    <style:style style:name="Heading_20_4" style:display-name="Heading 4" style:family="paragraph" style:parent-style-name="Heading_20_3" style:next-style-name="Standard" style:default-outline-level="4" style:list-style-name="" style:class="text">
      <style:paragraph-properties fo:margin-top="0.423cm" fo:margin-bottom="0.106cm" loext:contextual-spacing="false"/>
      <style:text-properties fo:font-style="normal" style:text-underline-style="solid" style:text-underline-width="auto" style:text-underline-color="font-color" style:font-style-asian="normal"/>
    </style:style>
    <style:style style:name="Heading_20_5" style:display-name="Heading 5" style:family="paragraph" style:parent-style-name="Heading_20_4" style:next-style-name="Standard" style:default-outline-level="5" style:list-style-name="" style:class="text">
      <style:text-properties style:text-underline-style="none"/>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tyle="italic"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style:font-name="Arial" fo:font-family="Arial" style:font-family-generic="roman" style:font-pitch="variable"/>
    </style:style>
    <style:style style:name="Author" style:family="paragraph" style:parent-style-name="Standard" style:default-outline-level="">
      <style:paragraph-properties fo:margin-top="0cm" fo:margin-bottom="0cm" loext:contextual-spacing="false" fo:text-align="center" style:justify-single-word="false"/>
      <style:text-properties fo:color="#000000" fo:font-size="12pt" fo:font-weight="bold" style:font-size-asian="12pt" style:font-weight-asian="bold"/>
    </style:style>
    <style:style style:name="Title" style:family="paragraph" style:parent-style-name="Standard" style:default-outline-level="1" style:list-style-name="" style:class="chapter">
      <style:paragraph-properties fo:margin-top="0.494cm" fo:margin-bottom="0.212cm" loext:contextual-spacing="false" fo:text-align="center" style:justify-single-word="false"/>
      <style:text-properties style:font-name="Arial" fo:font-family="Arial" style:font-family-generic="roman" style:font-pitch="variable" fo:font-size="18pt" fo:font-weight="bold" style:letter-kerning="true" style:font-size-asian="18pt" style:font-weight-asian="bold"/>
    </style:style>
    <style:style style:name="Block_20_Text" style:display-name="Block Text" style:family="paragraph" style:parent-style-name="Standard" style:default-outline-level="">
      <style:paragraph-properties fo:margin-left="2.54cm" fo:margin-right="2.54cm" fo:text-indent="0cm" style:auto-text-indent="false"/>
    </style:style>
    <style:style style:name="caption" style:family="paragraph" style:parent-style-name="Standard" style:next-style-name="Standard" style:auto-update="true" style:default-outline-level="">
      <style:paragraph-properties fo:margin-top="0.106cm" fo:margin-bottom="0.212cm" loext:contextual-spacing="false"/>
      <style:text-properties fo:font-size="9pt" fo:font-weight="bold" style:font-size-asian="9pt" style:font-weight-asian="bold"/>
    </style:style>
    <style:style style:name="annotation_20_text" style:display-name="annotation text" style:family="paragraph" style:parent-style-name="Standard" style:default-outline-level=""/>
    <style:style style:name="footnote_20_text" style:display-name="footnote text" style:family="paragraph" style:parent-style-name="Standard" style:default-outline-level="">
      <style:paragraph-properties>
        <style:tab-stops>
          <style:tab-stop style:position="0.635cm"/>
        </style:tab-stops>
      </style:paragraph-properties>
    </style:style>
    <style:style style:name="List_20_2" style:display-name="List 2" style:family="paragraph" style:parent-style-name="Standard" style:default-outline-level="" style:class="list">
      <style:paragraph-properties fo:margin-left="1.27cm" fo:margin-right="0cm" fo:text-indent="-0.635cm" style:auto-text-indent="false"/>
    </style:style>
    <style:style style:name="List_20_3" style:display-name="List 3" style:family="paragraph" style:parent-style-name="Standard" style:default-outline-level="" style:class="list">
      <style:paragraph-properties fo:margin-left="1.905cm" fo:margin-right="0cm" fo:text-indent="-0.635cm" style:auto-text-indent="false"/>
    </style:style>
    <style:style style:name="List_20_4" style:display-name="List 4" style:family="paragraph" style:parent-style-name="Standard" style:default-outline-level="" style:class="list">
      <style:paragraph-properties fo:margin-left="2.54cm" fo:margin-right="0cm" fo:text-indent="-0.635cm" style:auto-text-indent="false"/>
    </style:style>
    <style:style style:name="List_20_5" style:display-name="List 5" style:family="paragraph" style:parent-style-name="Standard" style:default-outline-level="" style:class="list">
      <style:paragraph-properties fo:margin-left="3.175cm" fo:margin-right="0cm" fo:text-indent="-0.635cm" style:auto-text-indent="false"/>
    </style:style>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Continue" style:display-name="List Continue" style:family="paragraph" style:parent-style-name="Standard" style:default-outline-level="">
      <style:paragraph-properties fo:margin-left="0.635cm" fo:margin-right="0cm" fo:text-indent="0cm" style:auto-text-indent="false"/>
    </style:style>
    <style:style style:name="List_20_Continue_20_2" style:display-name="List Continue 2" style:family="paragraph" style:parent-style-name="Standard" style:default-outline-level="">
      <style:paragraph-properties fo:margin-left="1.27cm" fo:margin-right="0cm" fo:text-indent="0cm" style:auto-text-indent="false"/>
    </style:style>
    <style:style style:name="List_20_Continue_20_3" style:display-name="List Continue 3" style:family="paragraph" style:parent-style-name="Standard" style:default-outline-level="">
      <style:paragraph-properties fo:margin-left="1.905cm" fo:margin-right="0cm" fo:text-indent="0cm" style:auto-text-indent="false"/>
    </style:style>
    <style:style style:name="List_20_Continue_20_4" style:display-name="List Continue 4" style:family="paragraph" style:parent-style-name="Standard" style:default-outline-level="">
      <style:paragraph-properties fo:margin-left="2.54cm" fo:margin-right="0cm" fo:text-indent="0cm" style:auto-text-indent="false"/>
    </style:style>
    <style:style style:name="List_20_Continue_20_5" style:display-name="List Continue 5" style:family="paragraph" style:parent-style-name="Standard" style:default-outline-level="">
      <style:paragraph-properties fo:margin-left="3.175cm" fo:margin-right="0cm"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ullet" style:family="paragraph" style:parent-style-name="Standard" style:default-outline-level="">
      <style:paragraph-properties fo:margin-left="0.318cm" fo:margin-right="0cm" fo:margin-top="0cm" fo:margin-bottom="0.141cm" loext:contextual-spacing="false" fo:text-indent="-0.318cm" style:auto-text-indent="false" style:punctuation-wrap="hanging" style:vertical-align="baseline">
        <style:tab-stops>
          <style:tab-stop style:position="0.318cm"/>
        </style:tab-stops>
      </style:paragraph-properties>
    </style:style>
    <style:style style:name="Paper-Title" style:family="paragraph" style:parent-style-name="Standard" style:default-outline-level="">
      <style:paragraph-properties fo:text-align="center" style:justify-single-word="false" style:punctuation-wrap="hanging" style:vertical-align="baseline"/>
      <style:text-properties style:font-name="Helvetica" fo:font-family="Helvetica" style:font-family-generic="roman" style:font-pitch="variable" fo:font-size="18pt" fo:font-weight="bold" style:font-size-asian="18pt" style:font-weight-asian="bold"/>
    </style:style>
    <style:style style:name="References" style:family="paragraph" style:parent-style-name="Standard" style:default-outline-level="">
      <style:paragraph-properties fo:margin-left="0.635cm" fo:margin-right="0cm" fo:margin-top="0cm" fo:margin-bottom="0.141cm" loext:contextual-spacing="false" fo:text-align="start" style:justify-single-word="false" fo:text-indent="0cm" style:auto-text-indent="false" style:punctuation-wrap="hanging" style:vertical-align="baseline"/>
    </style:style>
    <style:style style:name="Abstract" style:family="paragraph" style:parent-style-name="Heading_20_1" style:default-outline-level="">
      <style:paragraph-properties fo:margin-top="0.071cm" fo:margin-bottom="0cm" loext:contextual-spacing="false"/>
      <style:text-properties style:font-name="Times New Roman" fo:font-family="'Times New Roman'" style:font-family-generic="roman" style:font-pitch="variable" fo:font-size="12pt" style:letter-kerning="true" style:font-size-asian="12pt"/>
    </style:style>
    <style:style style:name="Affiliation" style:family="paragraph" style:parent-style-name="Author" style:default-outline-level="">
      <style:text-properties fo:font-weight="normal" style:font-weight-asian="normal"/>
    </style:style>
    <style:style style:name="Figure" style:family="paragraph" style:parent-style-name="Standard" style:default-outline-level="">
      <style:paragraph-properties fo:margin-top="0cm" fo:margin-bottom="0cm" loext:contextual-spacing="false"/>
    </style:style>
    <style:style style:name="Copyright" style:family="paragraph" style:parent-style-name="Standard" style:default-outline-level="">
      <style:paragraph-properties fo:margin-top="0cm" fo:margin-bottom="0cm" loext:contextual-spacing="false"/>
      <style:text-properties fo:font-size="8pt" style:font-size-asian="8pt"/>
    </style:style>
    <style:style style:name="cell" style:family="paragraph" style:parent-style-name="Standard" style:default-outline-level="">
      <style:paragraph-properties fo:text-align="center" style:justify-single-word="false" fo:keep-together="always" fo:keep-with-next="always"/>
      <style:text-properties fo:font-weight="bold" style:font-weight-asian="bold"/>
    </style:style>
    <style:style style:name="Table_20_Text" style:display-name="Table Text" style:family="paragraph" style:parent-style-name="Standard" style:default-outline-level="">
      <style:paragraph-properties fo:margin-top="0.071cm" fo:margin-bottom="0.071cm" loext:contextual-spacing="false" fo:text-align="end" style:justify-single-word="false" fo:keep-together="always"/>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nk" style:family="paragraph" style:parent-style-name="Standard" style:default-outline-level="">
      <style:text-properties fo:color="#2e74b5" fo:font-size="9pt" style:font-size-asian="9pt" style:font-size-complex="9pt"/>
    </style:style>
    <style:style style:name="Author_20_Name" style:display-name="Author Name" style:family="paragraph" style:parent-style-name="Author" style:default-outline-level=""/>
    <style:style style:name="Author_20_Affiliation" style:display-name="Author Affiliation" style:family="paragraph" style:parent-style-name="Affiliation" style:default-outline-level=""/>
    <style:style style:name="Style_20_Description" style:display-name="Style Description" style:family="paragraph" style:parent-style-name="Standard" style:default-outline-level="">
      <style:text-properties style:font-name="Courier New" fo:font-family="'Courier New'" style:font-family-generic="roman" style:font-pitch="variable" fo:font-size="9pt" style:font-size-asian="9pt"/>
    </style:style>
    <style:style style:name="Balloon_20_Text" style:display-name="Balloon Text" style:family="paragraph" style:parent-style-name="Standard" style:default-outline-level="">
      <style:paragraph-properties fo:margin-top="0cm" fo:margin-bottom="0cm" loext: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able_20_-_20_SIGCHI" style:display-name="Table - SIGCHI" style:family="paragraph" style:parent-style-name="Standard" style:auto-update="true" style:default-outline-level="">
      <style:paragraph-properties fo:margin-top="0cm" fo:margin-bottom="0.106cm" loext:contextual-spacing="false" style:line-height-at-least="0cm" fo:text-align="end" style:justify-single-word="false"/>
      <style:text-properties style:font-name="Verdana" fo:font-family="Verdana" style:font-family-generic="roman" style:font-pitch="variable" fo:font-size="8.5pt" style:letter-kerning="true" style:font-size-asian="8.5pt"/>
    </style:style>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style>
    <style:style style:name="Author_20_Char" style:display-name="Author Char" style:family="text" style:parent-style-name="Default_20_Paragraph_20_Font">
      <style:text-properties fo:color="#0000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page_20_number" style:display-name="pag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style>
    <style:style style:name="Internet_20_link" style:display-name="Internet link" style:family="text">
      <style:text-properties fo:color="#4173af" fo:font-size="10pt" style:font-size-asian="10pt" style:font-size-complex="10pt"/>
    </style:style>
    <style:style style:name="Affiliation_20_Char" style:display-name="Affiliation Char" style:family="text" style:parent-style-name="Author_20_Char">
      <style:text-properties fo:color="#000000" style:font-name="Times New Roman" fo:font-family="'Times New Roman'" style:font-family-generic="roman" style:font-pitch="variable" fo:font-size="12pt" fo:font-weight="normal" style:font-name-asian="Times New Roman1" style:font-family-asian="'Times New Roman'" style:font-family-generic-asian="system" style:font-pitch-asian="variable" style:font-size-asian="12pt" style:font-weight-asian="normal"/>
    </style:style>
    <style:style style:name="FollowedHyperlink" style:family="text" style:parent-style-name="Internet_20_link">
      <style:text-properties fo:color="#4f81bd" fo:font-size="10pt" style:font-size-asian="10pt" style:font-size-complex="10pt"/>
    </style:style>
    <style:style style:name="Link_20_Char" style:display-name="Link Char" style:family="text">
      <style:text-properties fo:color="#2e74b5"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size-complex="9pt"/>
    </style:style>
    <style:style style:name="Author_20_Name_20_Char" style:display-name="Author Name Char" style:family="text" style:parent-style-name="Author_20_Char">
      <style:text-properties fo:color="#0000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Author_20_Affiliation_20_Char" style:display-name="Author Affiliation Char" style:family="text" style:parent-style-name="Affiliation_20_Char">
      <style:text-properties fo:color="#000000" style:font-name="Times New Roman" fo:font-family="'Times New Roman'" style:font-family-generic="roman" style:font-pitch="variable" fo:font-size="12pt" fo:font-weight="normal" style:font-name-asian="Times New Roman1" style:font-family-asian="'Times New Roman'" style:font-family-generic-asian="system" style:font-pitch-asian="variable" style:font-size-asian="12pt" style:font-weight-asian="normal"/>
    </style:style>
    <style:style style:name="Style_20_Description_20_Char" style:display-name="Style Description Char" style:family="text" style:parent-style-name="Default_20_Paragraph_20_Font">
      <style:text-properties style:font-name="Courier New" fo:font-family="'Courier New'" style:font-family-generic="roman" style:font-pitch="variable" fo:font-size="9pt" style:font-name-asian="Times New Roman1" style:font-family-asian="'Times New Roman'" style:font-family-generic-asian="system" style:font-pitch-asian="variable" style:font-size-asian="9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name-asian="Times New Roman1" style:font-family-asian="'Times New Roman'" style:font-family-generic-asian="system" style:font-pitch-asian="variable" style:font-size-asian="9pt" style:font-name-complex="Lucida Grande1" style:font-family-complex="'Lucida Grande'" style:font-family-generic-complex="system" style:font-pitch-complex="variable" style:font-size-complex="9pt"/>
    </style:style>
    <style:style style:name="ListLabel_20_1" style:display-name="ListLabel 1" style:family="text">
      <style:text-properties style:font-name-asian="Times New Roman1" style:font-family-asian="'Times New Roman'" style:font-family-generic-asian="system" style:font-pitch-asian="variable"/>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0pt" fo:font-style="normal" fo:font-weight="normal" style:font-size-asian="10pt" style:font-style-asian="normal" style:font-weight-asian="normal" style:font-size-complex="10pt" style:font-style-complex="normal" style:font-weight-complex="normal"/>
    </style:style>
    <style:style style:name="ListLabel_20_16" style:display-name="ListLabel 16" style:family="text">
      <style:text-properties fo:font-size="8pt" style:font-size-asian="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12"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6" style:num-suffix="" text:bullet-char="">
        <style:list-level-properties text:list-level-position-and-space-mode="label-alignment">
          <style:list-level-label-alignment text:label-followed-by="listtab" text:list-tab-stop-position="0.381cm" fo:text-indent="-0.381cm" fo:margin-left="0.381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159cm" fo:margin-bottom="2.54cm" fo:margin-left="1.905cm" fo:margin-right="1.905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05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GCHI Conference Paper Format</dc:title>
    <meta:initial-creator>SIGCHI</meta:initial-creator>
    <meta:keyword>Guides</meta:keyword>
    <meta:keyword>instructions</meta:keyword>
    <meta:keyword>Author's</meta:keyword>
    <meta:keyword>kit</meta:keyword>
    <meta:keyword>Conference</meta:keyword>
    <meta:keyword>Publications</meta:keyword>
    <meta:editing-cycles>10</meta:editing-cycles>
    <meta:print-date>2016-02-17T19:22:00</meta:print-date>
    <meta:creation-date>2017-10-16T06:55:00</meta:creation-date>
    <dc:date>2018-11-30T13:27:02.111300978</dc:date>
    <meta:editing-duration>PT1H32M14S</meta:editing-duration>
    <meta:generator>LibreOffice/5.3.6.1$Linux_X86_64 LibreOffice_project/30$Build-1</meta:generator>
    <meta:document-statistic meta:table-count="0" meta:image-count="0" meta:object-count="0" meta:page-count="2" meta:paragraph-count="42" meta:word-count="700" meta:character-count="4224" meta:non-whitespace-character-count="3551"/>
    <meta:user-defined meta:name="AppVersion">15.0000</meta:user-defined>
    <meta:user-defined meta:name="Company">ACM</meta:user-defined>
    <meta:user-defined meta:name="DocSecurity" meta:value-type="float">0</meta:user-defined>
    <meta:user-defined meta:name="HyperlinksChanged" meta:value-type="boolean">false</meta:user-defined>
    <meta:user-defined meta:name="LinksUpToDate" meta:value-type="boolean">false</meta:user-defined>
    <meta:user-defined meta:name="PublishHeaderText" meta:value-type="string"> </meta:user-defined>
    <meta:user-defined meta:name="ReviewHeaderText" meta:value-type="string">For review only – do not cite or distribut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